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8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0128" calcext:value-type="float">
            <text:p><text:s text:c="3"/>90,128</text:p>
          </table:table-cell>
          <table:table-cell table:style-name="ce25" office:value-type="float" office:value="2947" calcext:value-type="float">
            <text:p><text:s text:c="3"/>2,947</text:p>
          </table:table-cell>
          <table:table-cell table:style-name="ce25" office:value-type="float" office:value="7839" calcext:value-type="float">
            <text:p><text:s text:c="3"/>7,839</text:p>
          </table:table-cell>
          <table:table-cell table:style-name="ce25" office:value-type="float" office:value="7750" calcext:value-type="float">
            <text:p><text:s text:c="3"/>7,750</text:p>
          </table:table-cell>
          <table:table-cell table:style-name="ce25" office:value-type="float" office:value="3260" calcext:value-type="float">
            <text:p><text:s text:c="3"/>3,260</text:p>
          </table:table-cell>
          <table:table-cell table:style-name="ce25" office:value-type="float" office:value="3498" calcext:value-type="float">
            <text:p><text:s text:c="3"/>3,498</text:p>
          </table:table-cell>
          <table:table-cell table:style-name="ce25" office:value-type="float" office:value="2167" calcext:value-type="float">
            <text:p><text:s text:c="3"/>2,167</text:p>
          </table:table-cell>
          <table:table-cell table:style-name="ce25" office:value-type="float" office:value="3365" calcext:value-type="float">
            <text:p><text:s text:c="3"/>3,365</text:p>
          </table:table-cell>
          <table:table-cell table:style-name="ce25" office:value-type="float" office:value="9467" calcext:value-type="float">
            <text:p><text:s text:c="3"/>9,467</text:p>
          </table:table-cell>
          <table:table-cell table:style-name="ce25" office:value-type="float" office:value="528" calcext:value-type="float">
            <text:p><text:s text:c="3"/>528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4156" calcext:value-type="float">
            <text:p><text:s text:c="3"/>4,156</text:p>
          </table:table-cell>
          <table:table-cell table:style-name="ce25" office:value-type="float" office:value="43350" calcext:value-type="float">
            <text:p><text:s text:c="3"/>43,350</text:p>
          </table:table-cell>
          <table:table-cell table:style-name="ce25" office:value-type="float" office:value="1787" calcext:value-type="float">
            <text:p><text:s text:c="3"/>1,787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5" office:value-type="float" office:value="90550" calcext:value-type="float">
            <text:p><text:s text:c="3"/>90,550</text:p>
          </table:table-cell>
          <table:table-cell table:style-name="ce25" office:value-type="float" office:value="5114" calcext:value-type="float">
            <text:p><text:s text:c="3"/>5,114</text:p>
          </table:table-cell>
          <table:table-cell table:style-name="ce25" office:value-type="float" office:value="8826" calcext:value-type="float">
            <text:p><text:s text:c="3"/>8,826</text:p>
          </table:table-cell>
          <table:table-cell table:style-name="ce25" office:value-type="float" office:value="5497" calcext:value-type="float">
            <text:p><text:s text:c="3"/>5,497</text:p>
          </table:table-cell>
          <table:table-cell table:style-name="ce25" office:value-type="float" office:value="5552" calcext:value-type="float">
            <text:p><text:s text:c="3"/>5,552</text:p>
          </table:table-cell>
          <table:table-cell table:style-name="ce25" office:value-type="float" office:value="4117" calcext:value-type="float">
            <text:p><text:s text:c="3"/>4,117</text:p>
          </table:table-cell>
          <table:table-cell table:style-name="ce25" office:value-type="float" office:value="2132" calcext:value-type="float">
            <text:p><text:s text:c="3"/>2,132</text:p>
          </table:table-cell>
          <table:table-cell table:style-name="ce25" office:value-type="float" office:value="3049" calcext:value-type="float">
            <text:p><text:s text:c="3"/>3,049</text:p>
          </table:table-cell>
          <table:table-cell table:style-name="ce25" office:value-type="float" office:value="8170" calcext:value-type="float">
            <text:p><text:s text:c="3"/>8,170</text:p>
          </table:table-cell>
          <table:table-cell table:style-name="ce25" office:value-type="float" office:value="531" calcext:value-type="float">
            <text:p><text:s text:c="3"/>53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156" calcext:value-type="float">
            <text:p><text:s text:c="3"/>4,156</text:p>
          </table:table-cell>
          <table:table-cell table:style-name="ce25" office:value-type="float" office:value="43350" calcext:value-type="float">
            <text:p><text:s text:c="3"/>43,350</text:p>
          </table:table-cell>
          <table:table-cell table:style-name="ce25" office:value-type="float" office:value="40" calcext:value-type="float">
            <text:p><text:s text:c="3"/>40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9" office:value-type="float" office:value="-422" calcext:value-type="float">
            <text:p>－42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1559" calcext:value-type="float">
            <text:p><text:s text:c="3"/>41,559</text:p>
          </table:table-cell>
          <table:table-cell table:style-name="ce25" office:value-type="float" office:value="1383" calcext:value-type="float">
            <text:p><text:s text:c="3"/>1,383</text:p>
          </table:table-cell>
          <table:table-cell table:style-name="ce25" office:value-type="float" office:value="3705" calcext:value-type="float">
            <text:p><text:s text:c="3"/>3,705</text:p>
          </table:table-cell>
          <table:table-cell table:style-name="ce25" office:value-type="float" office:value="3645" calcext:value-type="float">
            <text:p><text:s text:c="3"/>3,645</text:p>
          </table:table-cell>
          <table:table-cell table:style-name="ce25" office:value-type="float" office:value="1550" calcext:value-type="float">
            <text:p><text:s text:c="3"/>1,550</text:p>
          </table:table-cell>
          <table:table-cell table:style-name="ce25" office:value-type="float" office:value="1594" calcext:value-type="float">
            <text:p><text:s text:c="3"/>1,594</text:p>
          </table:table-cell>
          <table:table-cell table:style-name="ce25" office:value-type="float" office:value="995" calcext:value-type="float">
            <text:p><text:s text:c="3"/>995</text:p>
          </table:table-cell>
          <table:table-cell table:style-name="ce25" office:value-type="float" office:value="1584" calcext:value-type="float">
            <text:p><text:s text:c="3"/>1,584</text:p>
          </table:table-cell>
          <table:table-cell table:style-name="ce25" office:value-type="float" office:value="4546" calcext:value-type="float">
            <text:p><text:s text:c="3"/>4,546</text:p>
          </table:table-cell>
          <table:table-cell table:style-name="ce25" office:value-type="float" office:value="278" calcext:value-type="float">
            <text:p><text:s text:c="3"/>278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946" calcext:value-type="float">
            <text:p><text:s text:c="3"/>1,946</text:p>
          </table:table-cell>
          <table:table-cell table:style-name="ce25" office:value-type="float" office:value="19817" calcext:value-type="float">
            <text:p><text:s text:c="3"/>19,817</text:p>
          </table:table-cell>
          <table:table-cell table:style-name="ce25" office:value-type="float" office:value="508" calcext:value-type="float">
            <text:p><text:s text:c="3"/>508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1990" calcext:value-type="float">
            <text:p><text:s text:c="3"/>41,990</text:p>
          </table:table-cell>
          <table:table-cell table:style-name="ce25" office:value-type="float" office:value="2311" calcext:value-type="float">
            <text:p><text:s text:c="3"/>2,311</text:p>
          </table:table-cell>
          <table:table-cell table:style-name="ce25" office:value-type="float" office:value="4122" calcext:value-type="float">
            <text:p><text:s text:c="3"/>4,122</text:p>
          </table:table-cell>
          <table:table-cell table:style-name="ce25" office:value-type="float" office:value="2517" calcext:value-type="float">
            <text:p><text:s text:c="3"/>2,517</text:p>
          </table:table-cell>
          <table:table-cell table:style-name="ce25" office:value-type="float" office:value="2741" calcext:value-type="float">
            <text:p><text:s text:c="3"/>2,741</text:p>
          </table:table-cell>
          <table:table-cell table:style-name="ce25" office:value-type="float" office:value="1898" calcext:value-type="float">
            <text:p><text:s text:c="3"/>1,898</text:p>
          </table:table-cell>
          <table:table-cell table:style-name="ce25" office:value-type="float" office:value="1003" calcext:value-type="float">
            <text:p><text:s text:c="3"/>1,003</text:p>
          </table:table-cell>
          <table:table-cell table:style-name="ce25" office:value-type="float" office:value="1448" calcext:value-type="float">
            <text:p><text:s text:c="3"/>1,448</text:p>
          </table:table-cell>
          <table:table-cell table:style-name="ce25" office:value-type="float" office:value="3908" calcext:value-type="float">
            <text:p><text:s text:c="3"/>3,908</text:p>
          </table:table-cell>
          <table:table-cell table:style-name="ce25" office:value-type="float" office:value="260" calcext:value-type="float">
            <text:p><text:s text:c="3"/>26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46" calcext:value-type="float">
            <text:p><text:s text:c="3"/>1,946</text:p>
          </table:table-cell>
          <table:table-cell table:style-name="ce25" office:value-type="float" office:value="19817" calcext:value-type="float">
            <text:p><text:s text:c="3"/>19,817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-431" calcext:value-type="float">
            <text:p>－43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8569" calcext:value-type="float">
            <text:p><text:s text:c="3"/>48,569</text:p>
          </table:table-cell>
          <table:table-cell table:style-name="ce25" office:value-type="float" office:value="1564" calcext:value-type="float">
            <text:p><text:s text:c="3"/>1,564</text:p>
          </table:table-cell>
          <table:table-cell table:style-name="ce25" office:value-type="float" office:value="4134" calcext:value-type="float">
            <text:p><text:s text:c="3"/>4,134</text:p>
          </table:table-cell>
          <table:table-cell table:style-name="ce25" office:value-type="float" office:value="4105" calcext:value-type="float">
            <text:p><text:s text:c="3"/>4,105</text:p>
          </table:table-cell>
          <table:table-cell table:style-name="ce25" office:value-type="float" office:value="1710" calcext:value-type="float">
            <text:p><text:s text:c="3"/>1,710</text:p>
          </table:table-cell>
          <table:table-cell table:style-name="ce25" office:value-type="float" office:value="1904" calcext:value-type="float">
            <text:p><text:s text:c="3"/>1,904</text:p>
          </table:table-cell>
          <table:table-cell table:style-name="ce25" office:value-type="float" office:value="1172" calcext:value-type="float">
            <text:p><text:s text:c="3"/>1,172</text:p>
          </table:table-cell>
          <table:table-cell table:style-name="ce25" office:value-type="float" office:value="1781" calcext:value-type="float">
            <text:p><text:s text:c="3"/>1,781</text:p>
          </table:table-cell>
          <table:table-cell table:style-name="ce25" office:value-type="float" office:value="4921" calcext:value-type="float">
            <text:p><text:s text:c="3"/>4,921</text:p>
          </table:table-cell>
          <table:table-cell table:style-name="ce25" office:value-type="float" office:value="250" calcext:value-type="float">
            <text:p><text:s text:c="3"/>25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10" calcext:value-type="float">
            <text:p><text:s text:c="3"/>2,210</text:p>
          </table:table-cell>
          <table:table-cell table:style-name="ce25" office:value-type="float" office:value="23533" calcext:value-type="float">
            <text:p><text:s text:c="3"/>23,533</text:p>
          </table:table-cell>
          <table:table-cell table:style-name="ce25" office:value-type="float" office:value="1279" calcext:value-type="float">
            <text:p><text:s text:c="3"/>1,279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48560" calcext:value-type="float">
            <text:p><text:s text:c="3"/>48,560</text:p>
          </table:table-cell>
          <table:table-cell table:style-name="ce25" office:value-type="float" office:value="2803" calcext:value-type="float">
            <text:p><text:s text:c="3"/>2,803</text:p>
          </table:table-cell>
          <table:table-cell table:style-name="ce25" office:value-type="float" office:value="4704" calcext:value-type="float">
            <text:p><text:s text:c="3"/>4,704</text:p>
          </table:table-cell>
          <table:table-cell table:style-name="ce25" office:value-type="float" office:value="2980" calcext:value-type="float">
            <text:p><text:s text:c="3"/>2,980</text:p>
          </table:table-cell>
          <table:table-cell table:style-name="ce25" office:value-type="float" office:value="2811" calcext:value-type="float">
            <text:p><text:s text:c="3"/>2,811</text:p>
          </table:table-cell>
          <table:table-cell table:style-name="ce25" office:value-type="float" office:value="2219" calcext:value-type="float">
            <text:p><text:s text:c="3"/>2,219</text:p>
          </table:table-cell>
          <table:table-cell table:style-name="ce25" office:value-type="float" office:value="1129" calcext:value-type="float">
            <text:p><text:s text:c="3"/>1,129</text:p>
          </table:table-cell>
          <table:table-cell table:style-name="ce25" office:value-type="float" office:value="1601" calcext:value-type="float">
            <text:p><text:s text:c="3"/>1,601</text:p>
          </table:table-cell>
          <table:table-cell table:style-name="ce25" office:value-type="float" office:value="4262" calcext:value-type="float">
            <text:p><text:s text:c="3"/>4,262</text:p>
          </table:table-cell>
          <table:table-cell table:style-name="ce25" office:value-type="float" office:value="271" calcext:value-type="float">
            <text:p><text:s text:c="3"/>27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10" calcext:value-type="float">
            <text:p><text:s text:c="3"/>2,210</text:p>
          </table:table-cell>
          <table:table-cell table:style-name="ce25" office:value-type="float" office:value="23533" calcext:value-type="float">
            <text:p><text:s text:c="3"/>23,533</text:p>
          </table:table-cell>
          <table:table-cell table:style-name="ce25" office:value-type="float" office:value="27" calcext:value-type="float">
            <text:p><text:s text:c="3"/>27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6369" calcext:value-type="float">
            <text:p>16,369</text:p>
          </table:table-cell>
          <table:table-cell table:style-name="ce26" office:value-type="float" office:value="666" calcext:value-type="float">
            <text:p>66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49" calcext:value-type="float">
            <text:p>4,649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2035" calcext:value-type="float">
            <text:p>2,035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456" calcext:value-type="float">
            <text:p>6,456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570" calcext:value-type="float">
            <text:p>15,570</text:p>
          </table:table-cell>
          <table:table-cell table:style-name="ce26" office:value-type="float" office:value="1267" calcext:value-type="float">
            <text:p>1,2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94" calcext:value-type="float">
            <text:p>2,894</text:p>
          </table:table-cell>
          <table:table-cell table:style-name="ce26" office:value-type="float" office:value="1919" calcext:value-type="float">
            <text:p>1,919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876" calcext:value-type="float">
            <text:p>1,876</text:p>
          </table:table-cell>
          <table:table-cell table:style-name="ce26" office:value-type="float" office:value="141" calcext:value-type="float">
            <text:p>1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456" calcext:value-type="float">
            <text:p>6,45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799" calcext:value-type="float">
            <text:p>79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479" calcext:value-type="float">
            <text:p>7,479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42" calcext:value-type="float">
            <text:p>2,142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17" calcext:value-type="float">
            <text:p>2,91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200" calcext:value-type="float">
            <text:p>7,200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943" calcext:value-type="float">
            <text:p>943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932" calcext:value-type="float">
            <text:p>932</text:p>
          </table:table-cell>
          <table:table-cell table:style-name="ce27" office:value-type="float" office:value="69" calcext:value-type="float">
            <text:p>6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17" calcext:value-type="float">
            <text:p>2,9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79" calcext:value-type="float">
            <text:p>27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890" calcext:value-type="float">
            <text:p>8,890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370" calcext:value-type="float">
            <text:p>8,370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520" calcext:value-type="float">
            <text:p>52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934" calcext:value-type="float">
            <text:p>11,934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2894" calcext:value-type="float">
            <text:p>2,8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163" calcext:value-type="float">
            <text:p>1,163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4362" calcext:value-type="float">
            <text:p>14,362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4649" calcext:value-type="float">
            <text:p>4,6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211" calcext:value-type="float">
            <text:p>1,211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2428" calcext:value-type="float">
            <text:p><text:s/>－2,42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427" calcext:value-type="float">
            <text:p>5,427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566" calcext:value-type="float">
            <text:p>566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10" calcext:value-type="float">
            <text:p>2,41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623" calcext:value-type="float">
            <text:p>6,623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2142" calcext:value-type="float">
            <text:p>2,14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10" calcext:value-type="float">
            <text:p>2,41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196" calcext:value-type="float">
            <text:p><text:s/>－1,19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739" calcext:value-type="float">
            <text:p>7,739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232" calcext:value-type="float">
            <text:p><text:s/>－1,23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477" calcext:value-type="float">
            <text:p>10,477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919" calcext:value-type="float">
            <text:p>1,919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589" calcext:value-type="float">
            <text:p>1,589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61" calcext:value-type="float">
            <text:p>4,461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189" calcext:value-type="float">
            <text:p>8,189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61" calcext:value-type="float">
            <text:p>4,46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288" calcext:value-type="float">
            <text:p>2,28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73" calcext:value-type="float">
            <text:p>4,973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943" calcext:value-type="float">
            <text:p>943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9" calcext:value-type="float">
            <text:p>2,04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13" calcext:value-type="float">
            <text:p>3,813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9" calcext:value-type="float">
            <text:p>2,0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160" calcext:value-type="float">
            <text:p>1,16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128" calcext:value-type="float">
            <text:p>1,12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743" calcext:value-type="float">
            <text:p>11,743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464" calcext:value-type="float">
            <text:p>2,464</text:p>
          </table:table-cell>
          <table:table-cell table:style-name="ce26" office:value-type="float" office:value="84" calcext:value-type="float">
            <text:p>8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59" calcext:value-type="float">
            <text:p>7,159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138" calcext:value-type="float">
            <text:p>11,138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59" calcext:value-type="float">
            <text:p>7,15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605" calcext:value-type="float">
            <text:p>60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326" calcext:value-type="float">
            <text:p>5,326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132" calcext:value-type="float">
            <text:p>1,13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24" calcext:value-type="float">
            <text:p>3,224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42" calcext:value-type="float">
            <text:p>5,042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24" calcext:value-type="float">
            <text:p>3,22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84" calcext:value-type="float">
            <text:p>28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417" calcext:value-type="float">
            <text:p>6,41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321" calcext:value-type="float">
            <text:p>32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401" calcext:value-type="float">
            <text:p>6,401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03" calcext:value-type="float">
            <text:p>4,003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425" calcext:value-type="float">
            <text:p>6,425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03" calcext:value-type="float">
            <text:p>4,00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31" calcext:value-type="float">
            <text:p>2,931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32" calcext:value-type="float">
            <text:p>1,832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44" calcext:value-type="float">
            <text:p>2,944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32" calcext:value-type="float">
            <text:p>1,83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71" calcext:value-type="float">
            <text:p>2,17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272" calcext:value-type="float">
            <text:p>10,272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25" calcext:value-type="float">
            <text:p>1,325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03" calcext:value-type="float">
            <text:p>6,803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623" calcext:value-type="float">
            <text:p>10,623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03" calcext:value-type="float">
            <text:p>6,80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351" calcext:value-type="float">
            <text:p><text:s/>－351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52" calcext:value-type="float">
            <text:p>4,752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43" calcext:value-type="float">
            <text:p>3,143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943" calcext:value-type="float">
            <text:p>4,943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43" calcext:value-type="float">
            <text:p>3,1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91" calcext:value-type="float">
            <text:p><text:s/>－19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80" calcext:value-type="float">
            <text:p>5,680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60" calcext:value-type="float">
            <text:p><text:s/>－16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2187" calcext:value-type="float">
            <text:p><text:s text:c="3"/>22,187</text:p>
          </table:table-cell>
          <table:table-cell table:style-name="ce29" office:value-type="float" office:value="460" calcext:value-type="float">
            <text:p><text:s text:c="3"/>460</text:p>
          </table:table-cell>
          <table:table-cell table:style-name="ce29" office:value-type="float" office:value="1876" calcext:value-type="float">
            <text:p><text:s text:c="3"/>1,876</text:p>
          </table:table-cell>
          <table:table-cell table:style-name="ce29" office:value-type="float" office:value="1211" calcext:value-type="float">
            <text:p><text:s text:c="3"/>1,211</text:p>
          </table:table-cell>
          <table:table-cell table:style-name="ce29" office:value-type="float" office:value="1119" calcext:value-type="float">
            <text:p><text:s text:c="3"/>1,119</text:p>
          </table:table-cell>
          <table:table-cell table:style-name="ce29" office:value-type="float" office:value="1840" calcext:value-type="float">
            <text:p><text:s text:c="3"/>1,840</text:p>
          </table:table-cell>
          <table:table-cell table:style-name="ce29" office:value-type="float" office:value="642" calcext:value-type="float">
            <text:p><text:s text:c="3"/>642</text:p>
          </table:table-cell>
          <table:table-cell table:style-name="ce29" office:value-type="float" office:value="1394" calcext:value-type="float">
            <text:p><text:s text:c="3"/>1,39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8" calcext:value-type="float">
            <text:p><text:s text:c="3"/>8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52" calcext:value-type="float">
            <text:p><text:s text:c="3"/>4,152</text:p>
          </table:table-cell>
          <table:table-cell table:style-name="ce29" office:value-type="float" office:value="8993" calcext:value-type="float">
            <text:p><text:s text:c="3"/>8,993</text:p>
          </table:table-cell>
          <table:table-cell table:style-name="ce29" office:value-type="float" office:value="406" calcext:value-type="float">
            <text:p><text:s text:c="3"/>406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9" office:value-type="float" office:value="23516" calcext:value-type="float">
            <text:p><text:s text:c="3"/>23,516</text:p>
          </table:table-cell>
          <table:table-cell table:style-name="ce29" office:value-type="float" office:value="885" calcext:value-type="float">
            <text:p><text:s text:c="3"/>885</text:p>
          </table:table-cell>
          <table:table-cell table:style-name="ce29" office:value-type="float" office:value="2035" calcext:value-type="float">
            <text:p><text:s text:c="3"/>2,035</text:p>
          </table:table-cell>
          <table:table-cell table:style-name="ce29" office:value-type="float" office:value="1163" calcext:value-type="float">
            <text:p><text:s text:c="3"/>1,163</text:p>
          </table:table-cell>
          <table:table-cell table:style-name="ce29" office:value-type="float" office:value="1589" calcext:value-type="float">
            <text:p><text:s text:c="3"/>1,589</text:p>
          </table:table-cell>
          <table:table-cell table:style-name="ce29" office:value-type="float" office:value="2464" calcext:value-type="float">
            <text:p><text:s text:c="3"/>2,464</text:p>
          </table:table-cell>
          <table:table-cell table:style-name="ce29" office:value-type="float" office:value="754" calcext:value-type="float">
            <text:p><text:s text:c="3"/>754</text:p>
          </table:table-cell>
          <table:table-cell table:style-name="ce29" office:value-type="float" office:value="1325" calcext:value-type="float">
            <text:p><text:s text:c="3"/>1,32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37" calcext:value-type="float">
            <text:p><text:s text:c="3"/>13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52" calcext:value-type="float">
            <text:p><text:s text:c="3"/>4,152</text:p>
          </table:table-cell>
          <table:table-cell table:style-name="ce29" office:value-type="float" office:value="8993" calcext:value-type="float">
            <text:p><text:s text:c="3"/>8,993</text:p>
          </table:table-cell>
          <table:table-cell table:style-name="ce29" office:value-type="float" office:value="13" calcext:value-type="float">
            <text:p><text:s text:c="3"/>13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1329" calcext:value-type="float">
            <text:p><text:s/>－1,32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303" calcext:value-type="float">
            <text:p><text:s text:c="3"/>10,303</text:p>
          </table:table-cell>
          <table:table-cell table:style-name="ce30" office:value-type="float" office:value="217" calcext:value-type="float">
            <text:p><text:s text:c="3"/>217</text:p>
          </table:table-cell>
          <table:table-cell table:style-name="ce30" office:value-type="float" office:value="932" calcext:value-type="float">
            <text:p><text:s text:c="3"/>932</text:p>
          </table:table-cell>
          <table:table-cell table:style-name="ce30" office:value-type="float" office:value="590" calcext:value-type="float">
            <text:p><text:s text:c="3"/>590</text:p>
          </table:table-cell>
          <table:table-cell table:style-name="ce30" office:value-type="float" office:value="547" calcext:value-type="float">
            <text:p><text:s text:c="3"/>547</text:p>
          </table:table-cell>
          <table:table-cell table:style-name="ce30" office:value-type="float" office:value="833" calcext:value-type="float">
            <text:p><text:s text:c="3"/>833</text:p>
          </table:table-cell>
          <table:table-cell table:style-name="ce30" office:value-type="float" office:value="299" calcext:value-type="float">
            <text:p><text:s text:c="3"/>299</text:p>
          </table:table-cell>
          <table:table-cell table:style-name="ce30" office:value-type="float" office:value="662" calcext:value-type="float">
            <text:p><text:s text:c="3"/>66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5" calcext:value-type="float">
            <text:p><text:s text:c="3"/>4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44" calcext:value-type="float">
            <text:p><text:s text:c="3"/>1,944</text:p>
          </table:table-cell>
          <table:table-cell table:style-name="ce30" office:value-type="float" office:value="4151" calcext:value-type="float">
            <text:p><text:s text:c="3"/>4,151</text:p>
          </table:table-cell>
          <table:table-cell table:style-name="ce30" office:value-type="float" office:value="79" calcext:value-type="float">
            <text:p><text:s text:c="3"/>79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30" office:value-type="float" office:value="11044" calcext:value-type="float">
            <text:p><text:s text:c="3"/>11,044</text:p>
          </table:table-cell>
          <table:table-cell table:style-name="ce30" office:value-type="float" office:value="395" calcext:value-type="float">
            <text:p><text:s text:c="3"/>395</text:p>
          </table:table-cell>
          <table:table-cell table:style-name="ce30" office:value-type="float" office:value="977" calcext:value-type="float">
            <text:p><text:s text:c="3"/>977</text:p>
          </table:table-cell>
          <table:table-cell table:style-name="ce30" office:value-type="float" office:value="566" calcext:value-type="float">
            <text:p><text:s text:c="3"/>566</text:p>
          </table:table-cell>
          <table:table-cell table:style-name="ce30" office:value-type="float" office:value="797" calcext:value-type="float">
            <text:p><text:s text:c="3"/>797</text:p>
          </table:table-cell>
          <table:table-cell table:style-name="ce30" office:value-type="float" office:value="1132" calcext:value-type="float">
            <text:p><text:s text:c="3"/>1,132</text:p>
          </table:table-cell>
          <table:table-cell table:style-name="ce30" office:value-type="float" office:value="346" calcext:value-type="float">
            <text:p><text:s text:c="3"/>346</text:p>
          </table:table-cell>
          <table:table-cell table:style-name="ce30" office:value-type="float" office:value="653" calcext:value-type="float">
            <text:p><text:s text:c="3"/>65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5" calcext:value-type="float">
            <text:p><text:s text:c="3"/>7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44" calcext:value-type="float">
            <text:p><text:s text:c="3"/>1,944</text:p>
          </table:table-cell>
          <table:table-cell table:style-name="ce30" office:value-type="float" office:value="4151" calcext:value-type="float">
            <text:p><text:s text:c="3"/>4,151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741" calcext:value-type="float">
            <text:p><text:s/>－74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884" calcext:value-type="float">
            <text:p><text:s text:c="3"/>11,884</text:p>
          </table:table-cell>
          <table:table-cell table:style-name="ce31" office:value-type="float" office:value="243" calcext:value-type="float">
            <text:p><text:s text:c="3"/>243</text:p>
          </table:table-cell>
          <table:table-cell table:style-name="ce31" office:value-type="float" office:value="944" calcext:value-type="float">
            <text:p><text:s text:c="3"/>944</text:p>
          </table:table-cell>
          <table:table-cell table:style-name="ce31" office:value-type="float" office:value="621" calcext:value-type="float">
            <text:p><text:s text:c="3"/>621</text:p>
          </table:table-cell>
          <table:table-cell table:style-name="ce31" office:value-type="float" office:value="572" calcext:value-type="float">
            <text:p><text:s text:c="3"/>572</text:p>
          </table:table-cell>
          <table:table-cell table:style-name="ce31" office:value-type="float" office:value="1007" calcext:value-type="float">
            <text:p><text:s text:c="3"/>1,007</text:p>
          </table:table-cell>
          <table:table-cell table:style-name="ce31" office:value-type="float" office:value="343" calcext:value-type="float">
            <text:p><text:s text:c="3"/>343</text:p>
          </table:table-cell>
          <table:table-cell table:style-name="ce31" office:value-type="float" office:value="732" calcext:value-type="float">
            <text:p><text:s text:c="3"/>73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08" calcext:value-type="float">
            <text:p><text:s text:c="3"/>2,208</text:p>
          </table:table-cell>
          <table:table-cell table:style-name="ce31" office:value-type="float" office:value="4842" calcext:value-type="float">
            <text:p><text:s text:c="3"/>4,842</text:p>
          </table:table-cell>
          <table:table-cell table:style-name="ce31" office:value-type="float" office:value="327" calcext:value-type="float">
            <text:p><text:s text:c="3"/>327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2472" calcext:value-type="float">
            <text:p><text:s text:c="3"/>12,472</text:p>
          </table:table-cell>
          <table:table-cell table:style-name="ce31" office:value-type="float" office:value="490" calcext:value-type="float">
            <text:p><text:s text:c="3"/>490</text:p>
          </table:table-cell>
          <table:table-cell table:style-name="ce31" office:value-type="float" office:value="1058" calcext:value-type="float">
            <text:p><text:s text:c="3"/>1,058</text:p>
          </table:table-cell>
          <table:table-cell table:style-name="ce31" office:value-type="float" office:value="597" calcext:value-type="float">
            <text:p><text:s text:c="3"/>597</text:p>
          </table:table-cell>
          <table:table-cell table:style-name="ce31" office:value-type="float" office:value="792" calcext:value-type="float">
            <text:p><text:s text:c="3"/>792</text:p>
          </table:table-cell>
          <table:table-cell table:style-name="ce31" office:value-type="float" office:value="1332" calcext:value-type="float">
            <text:p><text:s text:c="3"/>1,332</text:p>
          </table:table-cell>
          <table:table-cell table:style-name="ce31" office:value-type="float" office:value="408" calcext:value-type="float">
            <text:p><text:s text:c="3"/>408</text:p>
          </table:table-cell>
          <table:table-cell table:style-name="ce31" office:value-type="float" office:value="672" calcext:value-type="float">
            <text:p><text:s text:c="3"/>67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62" calcext:value-type="float">
            <text:p><text:s text:c="3"/>6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08" calcext:value-type="float">
            <text:p><text:s text:c="3"/>2,208</text:p>
          </table:table-cell>
          <table:table-cell table:style-name="ce31" office:value-type="float" office:value="4842" calcext:value-type="float">
            <text:p><text:s text:c="3"/>4,842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588" calcext:value-type="float">
            <text:p><text:s/>－58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10" calcext:value-type="float">
            <text:p>1,71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97" calcext:value-type="float">
            <text:p>1,79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7" calcext:value-type="float">
            <text:p><text:s/>－8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38" calcext:value-type="float">
            <text:p>2,33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64" calcext:value-type="float">
            <text:p>1,864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474" calcext:value-type="float">
            <text:p>47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87" calcext:value-type="float">
            <text:p>2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31" calcext:value-type="float">
            <text:p>23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59" calcext:value-type="float">
            <text:p>1,25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43" calcext:value-type="float">
            <text:p>24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1" calcext:value-type="float">
            <text:p>1,73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19" calcext:value-type="float">
            <text:p><text:s/>－31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50" calcext:value-type="float">
            <text:p><text:s/>－15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85" calcext:value-type="float">
            <text:p>28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69" calcext:value-type="float">
            <text:p><text:s/>－16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965" calcext:value-type="float">
            <text:p>2,96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17" calcext:value-type="float">
            <text:p>3,51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47" office:value-type="float" office:value="-552" calcext:value-type="float">
            <text:p><text:s/>－55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260" calcext:value-type="float">
            <text:p><text:s/>－26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90" calcext:value-type="float">
            <text:p>1,890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292" calcext:value-type="float">
            <text:p><text:s/>－29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1" calcext:value-type="float">
            <text:p>1,27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457" calcext:value-type="float">
            <text:p>4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69" calcext:value-type="float">
            <text:p><text:s/>－26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30" calcext:value-type="float">
            <text:p>2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3" calcext:value-type="float">
            <text:p><text:s/>－15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227" calcext:value-type="float">
            <text:p>22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6" calcext:value-type="float">
            <text:p><text:s/>－11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72" calcext:value-type="float">
            <text:p><text:s/>－17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96" calcext:value-type="float">
            <text:p>2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9" calcext:value-type="float">
            <text:p><text:s/>－10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4" calcext:value-type="float">
            <text:p>74</text:p>
          </table:table-cell>
          <table:table-cell table:number-columns-repeated="2" table:style-name="ce34" office:value-type="float" office:value="35" calcext:value-type="float">
            <text:p>35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-63" calcext:value-type="float">
            <text:p><text:s/>－63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66" calcext:value-type="float">
            <text:p>1,36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0" calcext:value-type="float">
            <text:p><text:s/>－10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46" calcext:value-type="float">
            <text:p>14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06" calcext:value-type="float">
            <text:p>2,20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88" calcext:value-type="float">
            <text:p>2,38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944" calcext:value-type="float">
            <text:p>94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2" calcext:value-type="float">
            <text:p><text:s/>－18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67" calcext:value-type="float">
            <text:p>4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2" calcext:value-type="float">
            <text:p><text:s/>－1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477" calcext:value-type="float">
            <text:p>47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0" calcext:value-type="float">
            <text:p><text:s/>－6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1" calcext:value-type="float">
            <text:p><text:s/>－5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02" calcext:value-type="float">
            <text:p>10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61" calcext:value-type="float">
            <text:p>1,46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8" calcext:value-type="float">
            <text:p>1,49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7" calcext:value-type="float">
            <text:p><text:s/>－3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2" table:style-name="ce34" office:value-type="float" office:value="48" calcext:value-type="float">
            <text:p>4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29" calcext:value-type="float">
            <text:p>1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46" calcext:value-type="float">
            <text:p>84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6" calcext:value-type="float">
            <text:p><text:s/>－1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53" calcext:value-type="float">
            <text:p>3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4" calcext:value-type="float">
            <text:p><text:s/>－6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3" calcext:value-type="float">
            <text:p>4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2" calcext:value-type="float">
            <text:p><text:s/>－5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96" calcext:value-type="float">
            <text:p>2,09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6" calcext:value-type="float">
            <text:p>1,83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60" calcext:value-type="float">
            <text:p>26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22" calcext:value-type="float">
            <text:p>1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4" calcext:value-type="float">
            <text:p>1,1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46" calcext:value-type="float">
            <text:p>4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38" calcext:value-type="float">
            <text:p>1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248" calcext:value-type="float">
            <text:p>24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8" calcext:value-type="float">
            <text:p><text:s/>－12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06" calcext:value-type="float">
            <text:p>1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1" calcext:value-type="float">
            <text:p><text:s/>－5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137" calcext:value-type="float">
            <text:p>1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88" calcext:value-type="float">
            <text:p>8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75" calcext:value-type="float">
            <text:p>7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43" calcext:value-type="float">
            <text:p>4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1" calcext:value-type="float">
            <text:p>9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1" calcext:value-type="float">
            <text:p>3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16" calcext:value-type="float">
            <text:p>1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" calcext:value-type="float">
            <text:p><text:s/>－12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9月4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